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1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0-mtb-SSDL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Score_SSDL</text:p>
          </table:table-cell>
          <table:table-cell table:style-name="Default" office:value-type="string" calcext:value-type="string">
            <text:p>MTB_auto_SSDL</text:p>
          </table:table-cell>
          <table:table-cell office:value-type="string" calcext:value-type="string">
            <text:p>#ALIVE_ALL</text:p>
          </table:table-cell>
          <table:table-cell office:value-type="string" calcext:value-type="string">
            <text:p>Score_ALL</text:p>
          </table:table-cell>
          <table:table-cell table:style-name="Default" office:value-type="string" calcext:value-type="string">
            <text:p>MTB_auto_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C2]=0;0;[.$B$45]*[.$B2]+[.C2]*[.$B$46]+[.C2]*[.$B$45]*[.B2])" office:value-type="float" office:value="0.416491653" calcext:value-type="float">
            <text:p>0,4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table:formula="of:=IF([.F2]=0;0;[.$B$45]*[.$B2]+[.F2]*[.$B$46]+[.F2]*[.$B$45]*[.$B2])" office:value-type="float" office:value="10.371657993" calcext:value-type="float">
            <text:p>10,37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C3]=0;0;[.$B$45]*[.$B3]+[.C3]*[.$B$46]+[.C3]*[.$B$45]*[.B3])" office:value-type="float" office:value="0.111741663" calcext:value-type="float">
            <text:p>0,11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IF([.F3]=0;0;[.$B$45]*[.$B3]+[.F3]*[.$B$46]+[.F3]*[.$B$45]*[.$B3])" office:value-type="float" office:value="8.32983306" calcext:value-type="float">
            <text:p>8,33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C4]=0;0;[.$B$45]*[.$B4]+[.C4]*[.$B$46]+[.C4]*[.$B$45]*[.B4])" office:value-type="float" office:value="0.335224989" calcext:value-type="float">
            <text:p>0,34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formula="of:=IF([.F4]=0;0;[.$B$45]*[.$B4]+[.F4]*[.$B$46]+[.F4]*[.$B$45]*[.$B4])" office:value-type="float" office:value="10.280232996" calcext:value-type="float">
            <text:p>10,28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]=0;0;[.$B$45]*[.$B5]+[.C5]*[.$B$46]+[.C5]*[.$B$45]*[.B5])" office:value-type="float" office:value="0.040633332" calcext:value-type="float">
            <text:p>0,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F5]=0;0;[.$B$45]*[.$B5]+[.F5]*[.$B$46]+[.F5]*[.$B$45]*[.$B5])" office:value-type="float" office:value="0.457124985" calcext:value-type="float">
            <text:p>0,46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C6]=0;0;[.$B$45]*[.$B6]+[.C6]*[.$B$46]+[.C6]*[.$B$45]*[.B6])" office:value-type="float" office:value="0.081266664" calcext:value-type="float">
            <text:p>0,0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IF([.F6]=0;0;[.$B$45]*[.$B6]+[.F6]*[.$B$46]+[.F6]*[.$B$45]*[.$B6])" office:value-type="float" office:value="1.472958285" calcext:value-type="float">
            <text:p>1,47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7]=0;0;[.$B$45]*[.$B7]+[.C7]*[.$B$46]+[.C7]*[.$B$45]*[.B7])" office:value-type="float" office:value="0.071108331" calcext:value-type="float">
            <text:p>0,0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IF([.F7]=0;0;[.$B$45]*[.$B7]+[.F7]*[.$B$46]+[.F7]*[.$B$45]*[.$B7])" office:value-type="float" office:value="1.442483286" calcext:value-type="float">
            <text:p>1,44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F([.C8]=0;0;[.$B$45]*[.$B8]+[.C8]*[.$B$46]+[.C8]*[.$B$45]*[.B8])" office:value-type="float" office:value="0.893933304" calcext:value-type="float">
            <text:p>0,8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table:formula="of:=IF([.F8]=0;0;[.$B$45]*[.$B8]+[.F8]*[.$B$46]+[.F8]*[.$B$45]*[.$B8])" office:value-type="float" office:value="22.927357581" calcext:value-type="float">
            <text:p>22,9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C9]=0;0;[.$B$45]*[.$B9]+[.C9]*[.$B$46]+[.C9]*[.$B$45]*[.B9])" office:value-type="float" office:value="0.152374995" calcext:value-type="float">
            <text:p>0,1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IF([.F9]=0;0;[.$B$45]*[.$B9]+[.F9]*[.$B$46]+[.F9]*[.$B$45]*[.$B9])" office:value-type="float" office:value="4.581408183" calcext:value-type="float">
            <text:p>4,58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10]=0;0;[.$B$45]*[.$B10]+[.C10]*[.$B$46]+[.C10]*[.$B$45]*[.B10])" office:value-type="float" office:value="0.071108331" calcext:value-type="float">
            <text:p>0,0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IF([.F10]=0;0;[.$B$45]*[.$B10]+[.F10]*[.$B$46]+[.F10]*[.$B$45]*[.$B10])" office:value-type="float" office:value="1.919924937" calcext:value-type="float">
            <text:p>1,92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1]=0;0;[.$B$45]*[.$B11]+[.C11]*[.$B$46]+[.C11]*[.$B$45]*[.B11])" office:value-type="float" office:value="0.050791665" calcext:value-type="float">
            <text:p>0,0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IF([.F11]=0;0;[.$B$45]*[.$B11]+[.F11]*[.$B$46]+[.F11]*[.$B$45]*[.$B11])" office:value-type="float" office:value="1.787866608" calcext:value-type="float">
            <text:p>1,79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C12]=0;0;[.$B$45]*[.$B12]+[.C12]*[.$B$46]+[.C12]*[.$B$45]*[.B12])" office:value-type="float" office:value="0.243799992" calcext:value-type="float">
            <text:p>0,24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table:formula="of:=IF([.F12]=0;0;[.$B$45]*[.$B12]+[.F12]*[.$B$46]+[.F12]*[.$B$45]*[.$B12])" office:value-type="float" office:value="10.747516314" calcext:value-type="float">
            <text:p>10,75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C13]=0;0;[.$B$45]*[.$B13]+[.C13]*[.$B$46]+[.C13]*[.$B$45]*[.B13])" office:value-type="float" office:value="0.365699988" calcext:value-type="float">
            <text:p>0,3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IF([.F13]=0;0;[.$B$45]*[.$B13]+[.F13]*[.$B$46]+[.F13]*[.$B$45]*[.$B13])" office:value-type="float" office:value="9.904374675" calcext:value-type="float">
            <text:p>9,9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C14]=0;0;[.$B$45]*[.$B14]+[.C14]*[.$B$46]+[.C14]*[.$B$45]*[.B14])" office:value-type="float" office:value="0.132058329" calcext:value-type="float">
            <text:p>0,13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formula="of:=IF([.F14]=0;0;[.$B$45]*[.$B14]+[.F14]*[.$B$46]+[.F14]*[.$B$45]*[.$B14])" office:value-type="float" office:value="5.231541495" calcext:value-type="float">
            <text:p>5,23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[.C15]=0;0;[.$B$45]*[.$B15]+[.C15]*[.$B$46]+[.C15]*[.$B$45]*[.B15])" office:value-type="float" office:value="0.314908323" calcext:value-type="float">
            <text:p>0,31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table:formula="of:=IF([.F15]=0;0;[.$B$45]*[.$B15]+[.F15]*[.$B$46]+[.F15]*[.$B$45]*[.$B15])" office:value-type="float" office:value="27.803357421" calcext:value-type="float">
            <text:p>27,8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16]=0;0;[.$B$45]*[.$B16]+[.C16]*[.$B$46]+[.C16]*[.$B$45]*[.B16])" office:value-type="float" office:value="0.071108331" calcext:value-type="float">
            <text:p>0,0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IF([.F16]=0;0;[.$B$45]*[.$B16]+[.F16]*[.$B$46]+[.F16]*[.$B$45]*[.$B16])" office:value-type="float" office:value="1.655808279" calcext:value-type="float">
            <text:p>1,6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C17]=0;0;[.$B$45]*[.$B17]+[.C17]*[.$B$46]+[.C17]*[.$B$45]*[.B17])" office:value-type="float" office:value="0.335224989" calcext:value-type="float">
            <text:p>0,34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formula="of:=IF([.F17]=0;0;[.$B$45]*[.$B17]+[.F17]*[.$B$46]+[.F17]*[.$B$45]*[.$B17])" office:value-type="float" office:value="8.553316386" calcext:value-type="float">
            <text:p>8,5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C18]=0;0;[.$B$45]*[.$B18]+[.C18]*[.$B$46]+[.C18]*[.$B$45]*[.B18])" office:value-type="float" office:value="0.233641659" calcext:value-type="float">
            <text:p>0,23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formula="of:=IF([.F18]=0;0;[.$B$45]*[.$B18]+[.F18]*[.$B$46]+[.F18]*[.$B$45]*[.$B18])" office:value-type="float" office:value="9.741841347" calcext:value-type="float">
            <text:p>9,74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19]=0;0;[.$B$45]*[.$B19]+[.C19]*[.$B$46]+[.C19]*[.$B$45]*[.B19])" office:value-type="float" office:value="0.071108331" calcext:value-type="float">
            <text:p>0,0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IF([.F19]=0;0;[.$B$45]*[.$B19]+[.F19]*[.$B$46]+[.F19]*[.$B$45]*[.$B19])" office:value-type="float" office:value="1.412008287" calcext:value-type="float">
            <text:p>1,41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20]=0;0;[.$B$45]*[.$B20]+[.C20]*[.$B$46]+[.C20]*[.$B$45]*[.B20])" office:value-type="float" office:value="0.071108331" calcext:value-type="float">
            <text:p>0,0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IF([.F20]=0;0;[.$B$45]*[.$B20]+[.F20]*[.$B$46]+[.F20]*[.$B$45]*[.$B20])" office:value-type="float" office:value="2.94591657" calcext:value-type="float">
            <text:p>2,95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IF([.C21]=0;0;[.$B$45]*[.$B21]+[.C21]*[.$B$46]+[.C21]*[.$B$45]*[.B21])" office:value-type="float" office:value="1.300266624" calcext:value-type="float">
            <text:p>1,3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  <table:table-cell table:formula="of:=IF([.F21]=0;0;[.$B$45]*[.$B21]+[.F21]*[.$B$46]+[.F21]*[.$B$45]*[.$B21])" office:value-type="float" office:value="54.590881542" calcext:value-type="float">
            <text:p>54,5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C22]=0;0;[.$B$45]*[.$B22]+[.C22]*[.$B$46]+[.C22]*[.$B$45]*[.B22])" office:value-type="float" office:value="0.091424997" calcext:value-type="float">
            <text:p>0,0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IF([.F22]=0;0;[.$B$45]*[.$B22]+[.F22]*[.$B$46]+[.F22]*[.$B$45]*[.$B22])" office:value-type="float" office:value="2.64116658" calcext:value-type="float">
            <text:p>2,64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C23]=0;0;[.$B$45]*[.$B23]+[.C23]*[.$B$46]+[.C23]*[.$B$45]*[.B23])" office:value-type="float" office:value="0.243799992" calcext:value-type="float">
            <text:p>0,24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IF([.F23]=0;0;[.$B$45]*[.$B23]+[.F23]*[.$B$46]+[.F23]*[.$B$45]*[.$B23])" office:value-type="float" office:value="6.481016454" calcext:value-type="float">
            <text:p>6,4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IF([.C24]=0;0;[.$B$45]*[.$B24]+[.C24]*[.$B$46]+[.C24]*[.$B$45]*[.B24])" office:value-type="float" office:value="2.062141599" calcext:value-type="float">
            <text:p>2,06</text:p>
          </table:table-cell>
          <table:table-cell office:value-type="float" office:value="3797" calcext:value-type="float">
            <text:p>3797</text:p>
          </table:table-cell>
          <table:table-cell office:value-type="float" office:value="0" calcext:value-type="float">
            <text:p>0</text:p>
          </table:table-cell>
          <table:table-cell table:formula="of:=IF([.F24]=0;0;[.$B$45]*[.$B24]+[.F24]*[.$B$46]+[.F24]*[.$B$45]*[.$B24])" office:value-type="float" office:value="38.571190401" calcext:value-type="float">
            <text:p>38,57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IF([.C25]=0;0;[.$B$45]*[.$B25]+[.C25]*[.$B$46]+[.C25]*[.$B$45]*[.B25])" office:value-type="float" office:value="2.072299932" calcext:value-type="float">
            <text:p>2,07</text:p>
          </table:table-cell>
          <table:table-cell office:value-type="float" office:value="4056" calcext:value-type="float">
            <text:p>4056</text:p>
          </table:table-cell>
          <table:table-cell office:value-type="float" office:value="0" calcext:value-type="float">
            <text:p>0</text:p>
          </table:table-cell>
          <table:table-cell table:formula="of:=IF([.F25]=0;0;[.$B$45]*[.$B25]+[.F25]*[.$B$46]+[.F25]*[.$B$45]*[.$B25])" office:value-type="float" office:value="41.202198648" calcext:value-type="float">
            <text:p>41,2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[.C26]=0;0;[.$B$45]*[.$B26]+[.C26]*[.$B$46]+[.C26]*[.$B$45]*[.B26])" office:value-type="float" office:value="0.477441651" calcext:value-type="float">
            <text:p>0,48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IF([.F26]=0;0;[.$B$45]*[.$B26]+[.F26]*[.$B$46]+[.F26]*[.$B$45]*[.$B26])" office:value-type="float" office:value="4.378241523" calcext:value-type="float">
            <text:p>4,3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7]=0;0;[.$B$45]*[.$B27]+[.C27]*[.$B$46]+[.C27]*[.$B$45]*[.B27])" office:value-type="float" office:value="0.223483326" calcext:value-type="float">
            <text:p>0,22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IF([.F27]=0;0;[.$B$45]*[.$B27]+[.F27]*[.$B$46]+[.F27]*[.$B$45]*[.$B27])" office:value-type="float" office:value="9.75199968" calcext:value-type="float">
            <text:p>9,75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C28]=0;0;[.$B$45]*[.$B28]+[.C28]*[.$B$46]+[.C28]*[.$B$45]*[.B28])" office:value-type="float" office:value="0.142216662" calcext:value-type="float">
            <text:p>0,14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IF([.F28]=0;0;[.$B$45]*[.$B28]+[.F28]*[.$B$46]+[.F28]*[.$B$45]*[.$B28])" office:value-type="float" office:value="5.262016494" calcext:value-type="float">
            <text:p>5,26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IF([.C29]=0;0;[.$B$45]*[.$B29]+[.C29]*[.$B$46]+[.C29]*[.$B$45]*[.B29])" office:value-type="float" office:value="2.600533248" calcext:value-type="float">
            <text:p>2,60</text:p>
          </table:table-cell>
          <table:table-cell office:value-type="float" office:value="10635" calcext:value-type="float">
            <text:p>10635</text:p>
          </table:table-cell>
          <table:table-cell office:value-type="float" office:value="0" calcext:value-type="float">
            <text:p>0</text:p>
          </table:table-cell>
          <table:table-cell table:formula="of:=IF([.F29]=0;0;[.$B$45]*[.$B29]+[.F29]*[.$B$46]+[.F29]*[.$B$45]*[.$B29])" office:value-type="float" office:value="108.033871455" calcext:value-type="float">
            <text:p>108,03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C30]=0;0;[.$B$45]*[.$B30]+[.C30]*[.$B$46]+[.C30]*[.$B$45]*[.B30])" office:value-type="float" office:value="1.340899956" calcext:value-type="float">
            <text:p>1,34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table:formula="of:=IF([.F30]=0;0;[.$B$45]*[.$B30]+[.F30]*[.$B$46]+[.F30]*[.$B$45]*[.$B30])" office:value-type="float" office:value="19.331307699" calcext:value-type="float">
            <text:p>19,3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IF([.C31]=0;0;[.$B$45]*[.$B31]+[.C31]*[.$B$46]+[.C31]*[.$B$45]*[.B31])" office:value-type="float" office:value="1.188524961" calcext:value-type="float">
            <text:p>1,19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table:formula="of:=IF([.F31]=0;0;[.$B$45]*[.$B31]+[.F31]*[.$B$46]+[.F31]*[.$B$45]*[.$B31])" office:value-type="float" office:value="22.44991593" calcext:value-type="float">
            <text:p>22,45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C32]=0;0;[.$B$45]*[.$B32]+[.C32]*[.$B$46]+[.C32]*[.$B$45]*[.B32])" office:value-type="float" office:value="0.40633332" calcext:value-type="float">
            <text:p>0,4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IF([.F32]=0;0;[.$B$45]*[.$B32]+[.F32]*[.$B$46]+[.F32]*[.$B$45]*[.$B32])" office:value-type="float" office:value="4.144599864" calcext:value-type="float">
            <text:p>4,14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C33]=0;0;[.$B$45]*[.$B33]+[.C33]*[.$B$46]+[.C33]*[.$B$45]*[.B33])" office:value-type="float" office:value="0.152374995" calcext:value-type="float">
            <text:p>0,15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IF([.F33]=0;0;[.$B$45]*[.$B33]+[.F33]*[.$B$46]+[.F33]*[.$B$45]*[.$B33])" office:value-type="float" office:value="7.791441411" calcext:value-type="float">
            <text:p>7,7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]=0;0;[.$B$45]*[.$B34]+[.C34]*[.$B$46]+[.C34]*[.$B$45]*[.B34])" office:value-type="float" office:value="0.050791665" calcext:value-type="float">
            <text:p>0,0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IF([.F34]=0;0;[.$B$45]*[.$B34]+[.F34]*[.$B$46]+[.F34]*[.$B$45]*[.$B34])" office:value-type="float" office:value="1.493274951" calcext:value-type="float">
            <text:p>1,49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C35]=0;0;[.$B$45]*[.$B35]+[.C35]*[.$B$46]+[.C35]*[.$B$45]*[.B35])" office:value-type="float" office:value="0.426649986" calcext:value-type="float">
            <text:p>0,43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formula="of:=IF([.F35]=0;0;[.$B$45]*[.$B35]+[.F35]*[.$B$46]+[.F35]*[.$B$45]*[.$B35])" office:value-type="float" office:value="19.961124345" calcext:value-type="float">
            <text:p>19,96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C36]=0;0;[.$B$45]*[.$B36]+[.C36]*[.$B$46]+[.C36]*[.$B$45]*[.B36])" office:value-type="float" office:value="0.152374995" calcext:value-type="float">
            <text:p>0,1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IF([.F36]=0;0;[.$B$45]*[.$B36]+[.F36]*[.$B$46]+[.F36]*[.$B$45]*[.$B36])" office:value-type="float" office:value="5.769933144" calcext:value-type="float">
            <text:p>5,77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IF([.C37]=0;0;[.$B$45]*[.$B37]+[.C37]*[.$B$46]+[.C37]*[.$B$45]*[.B37])" office:value-type="float" office:value="1.279949958" calcext:value-type="float">
            <text:p>1,28</text:p>
          </table:table-cell>
          <table:table-cell office:value-type="float" office:value="6289" calcext:value-type="float">
            <text:p>6289</text:p>
          </table:table-cell>
          <table:table-cell office:value-type="float" office:value="0" calcext:value-type="float">
            <text:p>0</text:p>
          </table:table-cell>
          <table:table-cell table:formula="of:=IF([.F37]=0;0;[.$B$45]*[.$B37]+[.F37]*[.$B$46]+[.F37]*[.$B$45]*[.$B37])" office:value-type="float" office:value="63.885756237" calcext:value-type="float">
            <text:p>63,8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C38]=0;0;[.$B$45]*[.$B38]+[.C38]*[.$B$46]+[.C38]*[.$B$45]*[.B38])" office:value-type="float" office:value="0.142216662" calcext:value-type="float">
            <text:p>0,14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IF([.F38]=0;0;[.$B$45]*[.$B38]+[.F38]*[.$B$46]+[.F38]*[.$B$45]*[.$B38])" office:value-type="float" office:value="5.89183314" calcext:value-type="float">
            <text:p>5,89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39]=0;0;[.$B$45]*[.$B39]+[.C39]*[.$B$46]+[.C39]*[.$B$45]*[.B39])" office:value-type="float" office:value="0.060949998" calcext:value-type="float">
            <text:p>0,0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IF([.F39]=0;0;[.$B$45]*[.$B39]+[.F39]*[.$B$46]+[.F39]*[.$B$45]*[.$B39])" office:value-type="float" office:value="2.23483326" calcext:value-type="float">
            <text:p>2,23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C40]=0;0;[.$B$45]*[.$B40]+[.C40]*[.$B$46]+[.C40]*[.$B$45]*[.B40])" office:value-type="float" office:value="0.985358301" calcext:value-type="float">
            <text:p>0,99</text:p>
          </table:table-cell>
          <table:table-cell office:value-type="float" office:value="4512" calcext:value-type="float">
            <text:p>4512</text:p>
          </table:table-cell>
          <table:table-cell office:value-type="float" office:value="0" calcext:value-type="float">
            <text:p>0</text:p>
          </table:table-cell>
          <table:table-cell table:formula="of:=IF([.F40]=0;0;[.$B$45]*[.$B40]+[.F40]*[.$B$46]+[.F40]*[.$B$45]*[.$B40])" office:value-type="float" office:value="45.834398496" calcext:value-type="float">
            <text:p>45,8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0" calcext:value-type="float">
            <text:p>0</text:p>
          </table:table-cell>
          <table:table-cell table:formula="of:=SUM([.C2:.C40])" office:value-type="float" office:value="1916" calcext:value-type="float">
            <text:p>1916</text:p>
          </table:table-cell>
          <table:table-cell table:formula="of:=AVERAGE([.D2:.D40])" office:value-type="float" office:value="0" calcext:value-type="float">
            <text:p>0</text:p>
          </table:table-cell>
          <table:table-cell table:formula="of:=IF([.C41]=0;0;[.$B$45]*[.$B41]+[.C41]*[.$B$46]+[.C41]*[.$B$45]*[.B41])" office:value-type="float" office:value="19.463366028" calcext:value-type="float">
            <text:p>19,46</text:p>
          </table:table-cell>
          <table:table-cell table:formula="of:=SUM([.F2:.F40])" office:value-type="float" office:value="60174" calcext:value-type="float">
            <text:p>60174</text:p>
          </table:table-cell>
          <table:table-cell table:formula="of:=SUM([.G2:.G40])" office:value-type="float" office:value="0" calcext:value-type="float">
            <text:p>0</text:p>
          </table:table-cell>
          <table:table-cell table:formula="of:=IF([.F41]=0;0;[.$B$45]*[.$B41]+[.F41]*[.$B$46]+[.F41]*[.$B$45]*[.$B41])" office:value-type="float" office:value="611.267529942" calcext:value-type="float">
            <text:p>611,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6" table:formula="of:=AVERAGE([.B2:.B40])" office:value-type="float" office:value="0" calcext:value-type="float">
            <text:p>0,0</text:p>
          </table:table-cell>
          <table:table-cell table:style-name="ce6" table:formula="of:=AVERAGE([.C2:.C40])" office:value-type="float" office:value="49.1282051282051" calcext:value-type="float">
            <text:p>49,1</text:p>
          </table:table-cell>
          <table:table-cell table:style-name="ce6" table:formula="of:=AVERAGE([.D2:.D40])" office:value-type="float" office:value="0" calcext:value-type="float">
            <text:p>0,0</text:p>
          </table:table-cell>
          <table:table-cell table:formula="of:=AVERAGE([.E2:.E40])" office:value-type="float" office:value="0.499060667384615" calcext:value-type="float">
            <text:p>0,50</text:p>
          </table:table-cell>
          <table:table-cell table:style-name="ce6" table:formula="of:=AVERAGE([.F2:.F40])" office:value-type="float" office:value="1542.92307692308" calcext:value-type="float">
            <text:p>1542,9</text:p>
          </table:table-cell>
          <table:table-cell table:style-name="ce6" table:formula="of:=AVERAGE([.G2:.G40])" office:value-type="float" office:value="0" calcext:value-type="float">
            <text:p>0,0</text:p>
          </table:table-cell>
          <table:table-cell table:formula="of:=AVERAGE([.H2:.H40])" office:value-type="float" office:value="15.6735264087692" calcext:value-type="float">
            <text:p>15,67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6" table:formula="of:=STDEV([.B2:.B40])" office:value-type="float" office:value="0" calcext:value-type="float">
            <text:p>0,0</text:p>
          </table:table-cell>
          <table:table-cell table:style-name="ce6" table:formula="of:=STDEV([.C2:.C40])" office:value-type="float" office:value="62.9244239616398" calcext:value-type="float">
            <text:p>62,9</text:p>
          </table:table-cell>
          <table:table-cell table:style-name="ce6" table:formula="of:=STDEV([.D2:.D40])" office:value-type="float" office:value="0" calcext:value-type="float">
            <text:p>0,0</text:p>
          </table:table-cell>
          <table:table-cell table:formula="of:=STDEV([.E2:.E40])" office:value-type="float" office:value="0.639207252435516" calcext:value-type="float">
            <text:p>0,64</text:p>
          </table:table-cell>
          <table:table-cell table:style-name="ce6" table:formula="of:=STDEV([.F2:.F40])" office:value-type="float" office:value="2148.12936227896" calcext:value-type="float">
            <text:p>2148,1</text:p>
          </table:table-cell>
          <table:table-cell table:style-name="ce6" table:formula="of:=STDEV([.G2:.G40])" office:value-type="float" office:value="0" calcext:value-type="float">
            <text:p>0,0</text:p>
          </table:table-cell>
          <table:table-cell table:formula="of:=STDEV([.H2:.H40])" office:value-type="float" office:value="21.8214133891073" calcext:value-type="float">
            <text:p>21,8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a_new</text:p>
          </table:table-cell>
          <table:table-cell office:value-type="float" office:value="0.010158333" calcext:value-type="float">
            <text:p>0,01015833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7:21:20.1637074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8T17:21:29.944217382</dc:date>
    <meta:editing-duration>PT1H23M19S</meta:editing-duration>
    <meta:editing-cycles>16</meta:editing-cycles>
    <meta:document-statistic meta:table-count="1" meta:cell-count="348" meta:object-count="0"/>
  </office:meta>
</office:document-meta>
</file>